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Please find enclosed the presentations presented to the clients throughout the module Prototype game development. For each presentation apart from the coder presentation there was a accompanying demonstration of our current build which I was tasked with demonstrating. My main role therefore was to make sure each build was ready for demonstrating to the clients. Apart from demonstrating the current build I also:checked over each slide for spelling mistakes, acted as part of an audience through the practice runs of the presentations and gave feedback on how there could be improved upon where appropriate. </text:p>
      <text:p text:style-name="Standard"/>
      <text:p text:style-name="Standard"><text:tab/>The main presentation I had a hand in was the coder presentation. This was a joint effort with the other programmer of the team and my main task was to add the topics of, source control, marmalade, porting to the iPad, input and using the touch screen for gamepla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Header">AG0960A<text:tab/>Task 4 – Presentations<text:tab/>0901264</text:p>
      </style:header>
      <style:footer>
        <text:p text:style-name="Footer"><text:tab/><text:tab/>pg<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nathan Jones</meta:initial-creator>
    <meta:creation-date>2012-05-18T00:01:22.46</meta:creation-date>
    <dc:date>2012-05-18T00:15:52.50</dc:date>
    <dc:creator>Jonathan Jones</dc:creator>
    <meta:editing-duration>PT14M30S</meta:editing-duration>
    <meta:editing-cycles>3</meta:editing-cycles>
    <meta:generator>OpenOffice.org/3.3$Win32 OpenOffice.org_project/330m20$Build-9567</meta:generator>
    <meta:document-statistic meta:table-count="0" meta:image-count="0" meta:object-count="0" meta:page-count="1" meta:paragraph-count="4" meta:word-count="150" meta:character-count="921"/>
  </office:meta>
</office:document-meta>
</file>